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b16b" officeooo:paragraph-rsid="0002b16b"/>
    </style:style>
    <style:style style:name="P2" style:family="paragraph" style:parent-style-name="Standard">
      <style:text-properties officeooo:rsid="0002b16b" officeooo:paragraph-rsid="0003fcc7"/>
    </style:style>
    <style:style style:name="P3" style:family="paragraph" style:parent-style-name="Standard">
      <style:text-properties officeooo:rsid="000651db" officeooo:paragraph-rsid="000651db"/>
    </style:style>
    <style:style style:name="P4" style:family="paragraph" style:parent-style-name="Standard">
      <style:text-properties officeooo:rsid="0002b16b" officeooo:paragraph-rsid="0002b16b"/>
    </style:style>
    <style:style style:name="P5" style:family="paragraph" style:parent-style-name="Standard">
      <style:text-properties officeooo:rsid="0002b16b" officeooo:paragraph-rsid="000e3efa"/>
    </style:style>
    <style:style style:name="T1" style:family="text">
      <style:text-properties officeooo:rsid="0000c9c7"/>
    </style:style>
    <style:style style:name="T2" style:family="text">
      <style:text-properties officeooo:rsid="0005b223"/>
    </style:style>
    <style:style style:name="T3" style:family="text">
      <style:text-properties officeooo:rsid="00095d5b"/>
    </style:style>
    <style:style style:name="T4" style:family="text">
      <style:text-properties officeooo:rsid="000d501a"/>
    </style:style>
    <style:style style:name="T5" style:family="text">
      <style:text-properties officeooo:rsid="000df7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gs:</text:p>
      <text:p text:style-name="Standard"/>
      <text:p text:style-name="Standard">- <text:span text:style-name="T1">The announce component affect the banner. I think the size </text:span><text:span text:style-name="T4">the announces</text:span><text:span text:style-name="T1"> are taking behind the scenes is bigger of what they show</text:span></text:p>
      <text:p text:style-name="Standard"/>
      <text:p text:style-name="P1">To do:</text:p>
      <text:p text:style-name="P1"/>
      <text:p text:style-name="P1"/>
      <text:p text:style-name="P1">-<text:span text:style-name="T3">make a service to feed my announces</text:span></text:p>
      <text:p text:style-name="P5">-<text:span text:style-name="T5">photo?</text:span></text:p>
      <text:p text:style-name="P1">-tourn search bar into a form</text:p>
      <text:p text:style-name="P1"/>
      <text:p text:style-name="P1">-routing in click “recherchez”</text:p>
      <text:p text:style-name="P2">-Html of contact</text:p>
      <text:p text:style-name="P2">-html of login</text:p>
      <text:p text:style-name="P1">-<text:span text:style-name="T2">pagination</text:span></text:p>
      <text:p text:style-name="P1"/>
      <text:p text:style-name="P1"/>
      <text:p text:style-name="P1">For later:</text:p>
      <text:p text:style-name="P1">- html of dummy links in the footer <text:span text:style-name="T4">(peter shared the dummy text over discord)</text:span></text:p>
      <text:p text:style-name="P1"/>
      <text:p text:style-name="P3">Dudas:</text:p>
      <text:p text:style-name="P3"/>
      <text:p text:style-name="P3">-Porque en mi angular necesito el “!” tanto en comparacion al codigo de Thomas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1-05-19T11:14:44.193000000</dc:date>
    <meta:editing-duration>PT2H25M29S</meta:editing-duration>
    <meta:editing-cycles>12</meta:editing-cycles>
    <meta:document-statistic meta:table-count="0" meta:image-count="0" meta:object-count="0" meta:page-count="1" meta:paragraph-count="14" meta:word-count="84" meta:character-count="458" meta:non-whitespace-character-count="388"/>
  </office:meta>
</office:document-meta>
</file>